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4" style:family="paragraph" style:parent-style-name="Standard">
      <style:text-properties officeooo:paragraph-rsid="002078c2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78c2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78c2"/>
    </style:style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78c2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</text:span><text:span text:style-name="MT3">14.3</text:span><text:span text:style-name="MT2"> </text:span><text:span text:style-name="MT4"><text:s text:c="7"/></text:span><text:span text:style-name="MT5"><text:s text:c="17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1-29T10:25:55.099706545</dc:date>
    <meta:editing-duration>PT30M45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" meta:word-count="4" meta:character-count="109" meta:non-whitespace-character-count="30"/>
  </office:meta>
</office:document-meta>
</file>